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99 articles:</text:p>
            <text:p/>
            <text:p><text:span text:style-name="T1">- more than four publications found in revision history OR</text:span></text:p>
            <text:p><text:span text:style-name="T1">- article relates to person</text:span>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Adam Bogdanov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bert J. R. He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cino J. Silv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exander F. Sch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lexandra Newt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ndrea Crisanti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Anti-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Arthur Riggs (genetic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Bernard Duj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Bradley Bernste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as9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harles David Alli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hris Higgins (academic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laire M. Fras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Craig Vent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activati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gen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interferenc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/Cas Tool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avid Baltimor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avid M. Sabatin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avid R. Li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idier Raoul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Didier Stain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DNA-binding doma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Emmanuelle Charpenti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Epi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Ewan Birne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eng Zh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laminia Catterucci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Francisco Mojic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ail R. Mart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driv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therap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 techniqu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ally modified organism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-wide CRISPR-Cas9 knockout screen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ic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org Nagel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orge Church (genetic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ero Miesenbö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Grahame Bulfield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Haiyan Hu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Human germlin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Ian Wilmu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Insert (molecular biology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. Keith Jou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ames Wilson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amey Marth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ennifer Doudn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ohn Stamatoyannopoulo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örg Vogel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Joyce Van Eck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ng Zha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rl Deisseroth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athy Niaka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eith Campbell (biolog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ira Makarov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Kiran Musunur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Luciano Marraffin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arine virus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rio Capecch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rtin Evan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ax Perutz Lab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ega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ichel Sadela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Miroslav Radma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Natalia Gomez-Ospin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Nobuyo Maed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Off-target 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aola Arlott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aul J. Tesa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erturb-seq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Pier Paolo Pandolfi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rotospacer adjacent motif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achel Haurwitz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aúl Rabadá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combinant AAV mediated genom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striction enzym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odolphe Barrangou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Roger Brent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Shoukhrat Mitalipov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Stephen Oliver (scientist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T. C. McCarth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Timothy Ray Brow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genesi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Virginijus Šikšny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Viru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Yoshizumi Ishino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2" office:value-type="string" calcext:value-type="string">
            <text:p>Zhiping We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chimer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 treatment of HIV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3" table:number-rows-repeated="499">
          <table:table-cell table:style-name="ce3" table:number-columns-repeated="2"/>
          <table:table-cell table:style-name="ce1"/>
          <table:table-cell table:number-columns-repeated="1021"/>
        </table:table-row>
        <table:table-row table:style-name="ro3" table:number-rows-repeated="62">
          <table:table-cell table:style-name="ce3" table:number-columns-repeated="2"/>
          <table:table-cell table:style-name="ce1"/>
          <table:table-cell table:style-name="ce7" table:number-columns-repeated="1021"/>
        </table:table-row>
        <table:table-row table:style-name="ro3" table:number-rows-repeated="97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 table:number-rows-repeated="165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4"/>
          <table:table-cell table:style-name="ce1"/>
          <table:table-cell table:number-columns-repeated="1021"/>
        </table:table-row>
        <table:table-row table:style-name="ro3" table:number-rows-repeated="49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5"/>
          <table:table-cell table:style-name="ce1"/>
          <table:table-cell table:number-columns-repeated="1021"/>
        </table:table-row>
        <table:table-row table:style-name="ro3" table:number-rows-repeated="1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1046787">
          <table:table-cell table:number-columns-repeated="1024"/>
        </table:table-row>
        <table:table-row table:style-name="ro2" table:number-rows-repeated="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4">
          <table:table-cell table:style-name="ce1" office:value-type="string" calcext:value-type="string">
            <text:p>34 articles:</text:p>
            <text:p/>
            <text:p><text:span text:style-name="T1">- more than four publications found in revision history AND no person</text:span>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2">
          <table:table-cell table:style-name="ce1" office:value-type="string" calcext:value-type="string">
            <text:p>Anti-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as9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activatio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gen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 interferenc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CRISPR/Cas Tool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DNA-binding domain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Epi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driv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 therapy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 engineering techniqu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etically modified organism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e-wide CRISPR-Cas9 knockout screen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Genomic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Human germlin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Insert (molecular biology)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arine viruse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Mega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Off-target genome edit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erturb-seq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Protospacer adjacent motif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combinant AAV mediated genome engineering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Restriction enzym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cription activator-like effecto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Transgenesi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Virus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chimera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office:value-type="string" calcext:value-type="string">
            <text:p>Zinc finger nuclease treatment of HIV</text:p>
          </table:table-cell>
          <table:table-cell table:style-name="ce1"/>
          <table:table-cell table:style-name="ce6"/>
          <table:table-cell table:number-columns-repeated="1021"/>
        </table:table-row>
        <table:table-row table:style-name="ro3" table:number-rows-repeated="64">
          <table:table-cell table:style-name="ce15"/>
          <table:table-cell table:style-name="ce1"/>
          <table:table-cell table:style-name="ce6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3" table:number-rows-repeated="499">
          <table:table-cell table:style-name="ce3" table:number-columns-repeated="2"/>
          <table:table-cell table:style-name="ce1"/>
          <table:table-cell table:number-columns-repeated="1021"/>
        </table:table-row>
        <table:table-row table:style-name="ro3" table:number-rows-repeated="62">
          <table:table-cell table:style-name="ce3" table:number-columns-repeated="2"/>
          <table:table-cell table:style-name="ce1"/>
          <table:table-cell table:style-name="ce7" table:number-columns-repeated="1021"/>
        </table:table-row>
        <table:table-row table:style-name="ro3" table:number-rows-repeated="97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4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3"/>
          <table:table-cell table:style-name="ce1"/>
          <table:table-cell table:number-columns-repeated="1021"/>
        </table:table-row>
        <table:table-row table:style-name="ro3" table:number-rows-repeated="165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4"/>
          <table:table-cell table:style-name="ce1"/>
          <table:table-cell table:number-columns-repeated="1021"/>
        </table:table-row>
        <table:table-row table:style-name="ro3" table:number-rows-repeated="49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5"/>
          <table:table-cell table:style-name="ce1"/>
          <table:table-cell table:number-columns-repeated="1021"/>
        </table:table-row>
        <table:table-row table:style-name="ro3" table:number-rows-repeated="13">
          <table:table-cell/>
          <table:table-cell table:style-name="ce1" table:number-columns-repeated="2"/>
          <table:table-cell table:number-columns-repeated="1021"/>
        </table:table-row>
        <table:table-row table:style-name="ro3" table:number-rows-repeated="1046787">
          <table:table-cell table:number-columns-repeated="1024"/>
        </table:table-row>
        <table:table-row table:style-name="ro2" table:number-rows-repeated="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08:55.513400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58:07.375097592</meta:creation-date>
    <dc:date>2021-10-06T14:10:06.400628470</dc:date>
    <meta:editing-duration>PT13M8S</meta:editing-duration>
    <meta:editing-cycles>6</meta:editing-cycles>
    <meta:generator>LibreOffice/6.4.7.2$Linux_X86_64 LibreOffice_project/40$Build-2</meta:generator>
    <meta:document-statistic meta:table-count="2" meta:cell-count="135" meta:object-count="0"/>
  </office:meta>
</office:document-meta>
</file>